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847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1.625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5" table:default-cell-style-name="ce2"/>
        <table:table-column table:style-name="co10" table:number-columns-repeated="95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3" office:value-type="string" calcext:value-type="string" table:number-columns-spanned="3" table:number-rows-spanned="1">
            <office:annotation draw:style-name="gr1" draw:text-style-name="P2" svg:width="6.47cm" svg:height="2.076cm" svg:x="7.942cm" svg:y="0.053cm" draw:caption-point-x="23.768cm" draw:caption-point-y="-0.043cm">
              <dc:date>2021-05-05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style-name="ce5"/>
          <table:covered-table-cell table:style-name="ce6"/>
          <table:table-cell table:style-name="ce7" office:value-type="string" calcext:value-type="string" table:number-columns-spanned="3" table:number-rows-spanned="1">
            <office:annotation draw:style-name="gr2" draw:text-style-name="P2" svg:width="6.408cm" svg:height="1.772cm" svg:x="16.227cm" svg:y="0.053cm" draw:caption-point-x="20.97cm" draw:caption-point-y="-0.043cm">
              <dc:date>2021-05-05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5"/>
          <table:table-cell table:number-columns-repeated="100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Assistência Saúde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06"/>
        </table:table-row>
        <table:table-row table:style-name="ro3">
          <table:table-cell office:value-type="float" office:value="3339" calcext:value-type="float">
            <text:p>3339</text:p>
          </table:table-cell>
          <table:table-cell office:value-type="string" calcext:value-type="string">
            <text:p>ADONAI GABRI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RAGANC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7486.46" calcext:value-type="float">
            <text:p><text:s/>7.486,46 </text:p>
          </table:table-cell>
          <table:table-cell table:style-name="ce4" office:value-type="float" office:value="2021.34" calcext:value-type="float">
            <text:p><text:s/>2.021,34 </text:p>
          </table:table-cell>
          <table:table-cell table:style-name="ce4" office:value-type="float" office:value="3818.04" calcext:value-type="float">
            <text:p><text:s/>3.818,04 </text:p>
          </table:table-cell>
          <table:table-cell table:style-name="ce4" office:value-type="float" office:value="1684.44" calcext:value-type="float">
            <text:p><text:s/>1.684,44 </text:p>
          </table:table-cell>
          <table:table-cell table:style-name="ce4" office:value-type="float" office:value="0" calcext:value-type="float">
            <text:p><text:s/>-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5/04/2021</text:p>
          </table:table-cell>
          <table:table-cell table:number-columns-repeated="3"/>
          <table:table-cell table:style-name="ce4" table:number-columns-repeated="6"/>
          <table:table-cell table:number-columns-repeated="1006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15"/>
        </table:table-row>
        <table:table-row table:style-name="ro3" table:number-rows-repeated="1048569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  <table:database-ranges>
        <table:database-range table:name="__Anonymous_Sheet_DB__0" table:target-range-address="'Tabela III'.A3:'Tabela III'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9:44:39.8615277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7:25:20.046000000</meta:creation-date>
    <dc:date>2021-05-25T09:46:28.720390489</dc:date>
    <meta:editing-duration>PT2M19S</meta:editing-duration>
    <meta:editing-cycles>2</meta:editing-cycles>
    <meta:generator>LibreOffice/6.4.6.2$Linux_X86_64 LibreOffice_project/40$Build-2</meta:generator>
    <meta:document-statistic meta:table-count="1" meta:cell-count="25" meta:object-count="0"/>
  </office:meta>
</office:document-meta>
</file>